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Standard" style:list-style-name="L354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ＭＳ Ｐゴシック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88" style:family="paragraph" style:parent-style-name="Text_20_body" style:list-style-name="L354">
      <style:text-properties style:font-name="Arial" fo:font-size="13pt" style:font-name-asian="Arimo" style:font-size-asian="13pt" style:font-size-complex="13pt"/>
    </style:style>
    <style:style style:name="P389" style:family="paragraph" style:parent-style-name="Text_20_body">
      <style:text-properties style:font-name="ＭＳ Ｐゴシック" style:font-name-asian="ＭＳ Ｐゴシック"/>
    </style:style>
    <style:style style:name="P390" style:family="paragraph" style:parent-style-name="Text_20_body" style:list-style-name="L35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9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39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9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9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9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342192592124900800" text:style-name="L1">
              <text:list-item>
                <text:p text:style-name="P20">大邦興業。２人。どちらも日本人。</text:p>
              </text:list-item>
              <text:list-item>
                <text:p text:style-name="P20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0">もう一人は、メガネあり。色付き。上着は、紫色っぽかったか。赤紫。優しそうな人だ。</text:p>
              </text:list-item>
              <text:list-item>
                <text:p text:style-name="P20">どちらも、６０前後か。背は１７０前後。ホースの人の方が、やや高いか。</text:p>
              </text:list-item>
              <text:list-item>
                <text:p text:style-name="P20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1242808109974378520" text:style-name="L2">
              <text:list-item>
                <text:p text:style-name="P21">加崎建設。バイブ２人。</text:p>
              </text:list-item>
              <text:list-item>
                <text:p text:style-name="P21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343156915328816461" text:style-name="L3">
              <text:list-item>
                <text:p text:style-name="P22">石井電工。前回と同じ人。がたい、良し。あごひげあり。</text:p>
              </text:list-item>
              <text:list-item>
                <text:p text:style-name="P22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1398614059938886679" text:style-name="L4">
              <text:list-item>
                <text:p text:style-name="P23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4771985714814216563" text:style-name="L5">
              <text:list-item>
                <text:p text:style-name="P24">３人。若い人、２人。５０前後か、親方さんらしき人、１人。</text:p>
              </text:list-item>
              <text:list-item>
                <text:p text:style-name="P24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4435410300338720216" text:style-name="L6">
              <text:list-item>
                <text:p text:style-name="P25">小木建設工業。一人。若い人。確か、前回と同じ。</text:p>
              </text:list-item>
              <text:list-item>
                <text:p text:style-name="P25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9202301710811537383" text:style-name="L7">
              <text:list-item>
                <text:p text:style-name="P26">前回と同じ。４０ぐらいの人。そして、３０前か、若い人。</text:p>
              </text:list-item>
              <text:list-item>
                <text:p text:style-name="P26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4350951705771817100" text:style-name="L8">
              <text:list-item>
                <text:p text:style-name="P27">鈴木さん。寝坊したとのことで、朝の連絡時、朝礼の挨拶を依頼される。</text:p>
              </text:list-item>
              <text:list-item>
                <text:p text:style-name="P27">「元請の新年会がある」とのことで、２時過ぎには現場を出るとのこと。</text:p>
              </text:list-item>
              <text:list-item>
                <text:p text:style-name="P27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5649669831904943488" text:style-name="L9">
              <text:list-item>
                <text:p text:style-name="P2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8507628669765998805" text:style-name="L10">
              <text:list-item>
                <text:p text:style-name="P29">階段から。柱を何本か入れて、隅のエレベーター区画。</text:p>
              </text:list-item>
              <text:list-item>
                <text:p text:style-name="P29">続けて、柱、壁。部屋と部屋の間の壁、「内壁」と呼ぶのか、は、スラブ下いっぱいまで入れる。</text:p>
              </text:list-item>
              <text:list-item>
                <text:p text:style-name="P29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6591845177726850110" text:style-name="L11">
              <text:list-item>
                <text:p text:style-name="P30">とげ抜き地蔵、再び訪れる。線香を買う。１束１００円、税込。</text:p>
              </text:list-item>
              <text:list-item>
                <text:p text:style-name="P30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0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1376564662901879" text:style-name="L12">
              <text:list-item>
                <text:p text:style-name="P31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1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1">白い建物。壁の表面は、化粧板なのか、凸凹を入れてある。</text:p>
                  </text:list-item>
                  <text:list-item>
                    <text:p text:style-name="P31">表札有り。「滝野川　栗原」、だったか。「河原」だったかも知れない。</text:p>
                  </text:list-item>
                  <text:list-item>
                    <text:p text:style-name="P31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1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6439854087525650084" text:style-name="L13">
              <text:list-item>
                <text:p text:style-name="P32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9005746962041135697" text:style-name="L14">
              <text:list-item>
                <text:p text:style-name="P33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8313363503917728861" text:style-name="L15">
              <text:list-item>
                <text:p text:style-name="P34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4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6004694954900619612" text:style-name="L16"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6863627685868404754" text:style-name="L17">
              <text:list-item>
                <text:p text:style-name="P36">年配の人。白髪あり。コン打ちをよく分かっているように見受けた。</text:p>
              </text:list-item>
              <text:list-item>
                <text:p text:style-name="P36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2885990566661192385" text:style-name="L18">
              <text:list-item>
                <text:p text:style-name="P37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5223338936716073447" text:style-name="L19">
              <text:list-item>
                <text:p text:style-name="P38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1404563801078109939" text:style-name="L20">
              <text:list-item>
                <text:p text:style-name="P39">２名。一人は、鼻の付け根（目尻の傍の）が、凹んでいる。</text:p>
              </text:list-item>
              <text:list-item>
                <text:p text:style-name="P39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8180511070768775059" text:style-name="L21">
              <text:list-item>
                <text:p text:style-name="P40">メガネあり。前歯、上の、が出っ張っている。笑みをいつも作っている。</text:p>
              </text:list-item>
              <text:list-item>
                <text:p text:style-name="P40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3315039877859894932" text:style-name="L22">
              <text:list-item>
                <text:p text:style-name="P41">佐藤工業、古川さん。夕方５時５０分ぐらいか、電話する。</text:p>
              </text:list-item>
              <text:list-item>
                <text:p text:style-name="P41">当日の打設場所。スラブには、スリーブはない。壁のみ。（ｆ１）</text:p>
              </text:list-item>
              <text:list-item>
                <text:p text:style-name="P41">そのため、壁・柱を打ち終われば、本来、設備側としての相番の作業は、完了。（ｆ２）</text:p>
              </text:list-item>
              <text:list-item>
                <text:p text:style-name="P41">ｆ２に根拠を置くと、本来、相番作業は、その日について言えば、残業は発生しない。（ｃ１）</text:p>
              </text:list-item>
              <text:list-item>
                <text:p text:style-name="P41">ｃ１によれば、残業代を支払う義務は、発注側には、発生しない。（ｃ２）</text:p>
              </text:list-item>
              <text:list-item>
                <text:p text:style-name="P41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984624098564131911" text:style-name="L23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6806238723607371357" text:style-name="L24">
              <text:list-item>
                <text:p text:style-name="P43">柱、壁　=&gt;　パラペット。３区画に分かれている。奥の２区画を先に、この順序で。</text:p>
              </text:list-item>
              <text:list-item>
                <text:p text:style-name="P43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8409897920758830092" text:style-name="L25">
              <text:list-item>
                <text:p text:style-name="P44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9055018788695683816" text:style-name="L26">
              <text:list-item>
                <text:p text:style-name="P45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2163751438091175018" text:style-name="L27">
              <text:list-item>
                <text:p text:style-name="P46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2235853335153467088" text:style-name="L28">
              <text:list-item>
                <text:p text:style-name="P47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6025426387132874457" text:style-name="L29">
              <text:list-item>
                <text:p text:style-name="P48">「FUJITA」。２人。１人は、ベトナムか。</text:p>
              </text:list-item>
              <text:list-item>
                <text:p text:style-name="P48">ベトナム人らしき人。若く見える。顔の輪郭は、細長。</text:p>
                <text:list>
                  <text:list-item>
                    <text:p text:style-name="P48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8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5020150625145427924" text:style-name="L30">
              <text:list-item>
                <text:p text:style-name="P49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9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3641204542313637309" text:style-name="L31">
              <text:list-item>
                <text:p text:style-name="P50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0"><text:soft-page-break/>相番は、気が楽。ボイド設置よりも。それで、相番に結構入っている、ここのところ。</text:p>
              </text:list-item>
              <text:list-item>
                <text:p text:style-name="P50">ボイド付けの仕事には、ベビーサンダーも持参している。現場にないことがあるから。</text:p>
              </text:list-item>
              <text:list-item>
                <text:p text:style-name="P50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587817295946847458" text:style-name="L32">
              <text:list-item>
                <text:p text:style-name="P51">年配の人。結婚指輪を嵌めている。猫背。体格は、上半身ががっちりしている。</text:p>
              </text:list-item>
              <text:list-item>
                <text:p text:style-name="P51">朝、ゲートを開けていた。近寄ると、「どちらさん？」と詰問してくる。</text:p>
              </text:list-item>
              <text:list-item>
                <text:p text:style-name="P51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1697152307435368271" text:style-name="L33">
              <text:list-item>
                <text:p text:style-name="P52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4532708486383393473" text:style-name="L34">
              <text:list-item>
                <text:p text:style-name="P5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4033735633690672963" text:style-name="L35">
              <text:list-item>
                <text:p text:style-name="P54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9137603458373163299" text:style-name="L36">
              <text:list-item>
                <text:p text:style-name="P55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8212540779361144802" text:style-name="L37">
              <text:list-item>
                <text:p text:style-name="P56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868097034756192686" text:style-name="L38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3244992274724251178" text:style-name="L39">
              <text:list-item>
                <text:p text:style-name="P58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9146837395143203437" text:style-name="L40">
              <text:list-item>
                <text:p text:style-name="P59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4284012588735277636" text:style-name="L41">
              <text:list-item>
                <text:p text:style-name="P60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630685254423140664" text:style-name="L42">
              <text:list-item>
                <text:p text:style-name="P61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7249144276995861793" text:style-name="L43">
              <text:list-item>
                <text:p text:style-name="P62">「貢石」（こうせき）。２人。１人はベトナム人。</text:p>
              </text:list-item>
              <text:list-item>
                <text:p text:style-name="P62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1902652758800685235" text:style-name="L44">
              <text:list-item>
                <text:p text:style-name="P63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4264503052065319663" text:style-name="L45">
              <text:list-item>
                <text:p text:style-name="P64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6676650695799879741" text:style-name="L46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5190386572188183093" text:style-name="L47">
              <text:list-item>
                <text:p text:style-name="P66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3196538306543819974" text:style-name="L48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74617190776503973" text:style-name="L49">
              <text:list-item>
                <text:p text:style-name="P68">前回と同じく、ガタイのいい男性の人。</text:p>
              </text:list-item>
              <text:list-item>
                <text:p text:style-name="P68">副所長の肩書きの人だったか、「村中」さんとかいう人、打設エリアに、</text:p>
              </text:list-item>
              <text:list-item>
                <text:p text:style-name="P68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3992742528783071412" text:style-name="L50">
              <text:list-item>
                <text:p text:style-name="P69">キャリアテックの人が来ている。名前は、思い出せない。年配の人。５０半ばか。目が細い。薄目。</text:p>
              </text:list-item>
              <text:list-item>
                <text:p text:style-name="P69">作業の終了が、予定よりも遅くなる。早ければ１２時すぎの予定。実際は<text:soft-page-break/>４時近く。</text:p>
              </text:list-item>
              <text:list-item>
                <text:p text:style-name="P69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9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882416785451204981" text:style-name="L51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5524111547831849389" text:style-name="L52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5593063608291041603" text:style-name="L53">
              <text:list-item>
                <text:p text:style-name="P72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5526348127588359603" text:style-name="L54">
              <text:list-item>
                <text:p text:style-name="P7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6858122927704777850" text:style-name="L55">
              <text:list-item>
                <text:p text:style-name="P74">ポンプ屋さん。２人。２人は、定員ではないか。３人の時もある。貢石に限らず。</text:p>
                <text:list>
                  <text:list-item>
                    <text:p text:style-name="P74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4">２人は、人員の数として、少ないか。配管の調節の作業のとき、作業に手を貸してもいいかも知れない。</text:p>
                  </text:list-item>
                  <text:list-item>
                    <text:p text:style-name="P74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7816884196892074799" text:style-name="L56">
              <text:list-item>
                <text:p text:style-name="P75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8506242928400119975" text:style-name="L57">
              <text:list-item>
                <text:p text:style-name="P76">３人。親方さんは日本人。顔は、浅黒い。やや、どす黒い気味、あり。腹は出ている。１７２ぐらいか</text:p>
                <text:list>
                  <text:list-item>
                    <text:p text:style-name="P76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4817614314298366171" text:style-name="L58">
              <text:list-item>
                <text:p text:style-name="P77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7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1349427463284537416" text:style-name="L59">
              <text:list-item>
                <text:p text:style-name="P78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4157804121601219290" text:style-name="L60">
              <text:list-item>
                <text:p text:style-name="P79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5536825657518525206" text:style-name="L61">
              <text:list-item>
                <text:p text:style-name="P80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2632772729362429582" text:style-name="L62">
              <text:list-item>
                <text:p text:style-name="P81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2043801134052779219" text:style-name="L63">
              <text:list-item>
                <text:p text:style-name="P82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1727399720093822651" text:style-name="L64">
              <text:list-item>
                <text:p text:style-name="P83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5213402575376476932" text:style-name="L65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14092333492907801" text:style-name="L66">
              <text:list-item>
                <text:p text:style-name="P85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9172985525846601383" text:style-name="L67">
              <text:list-item>
                <text:p text:style-name="P86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4790058368983046303" text:style-name="L68">
              <text:list-item>
                <text:p text:style-name="P8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2063856928383496203" text:style-name="L69">
              <text:list-item>
                <text:p text:style-name="P88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6318031796677604882" text:style-name="L70">
              <text:list-item>
                <text:p text:style-name="P89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2461584634911340450" text:style-name="L71">
              <text:list-item>
                <text:p text:style-name="P90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2037069480510104618" text:style-name="L72">
              <text:list-item>
                <text:p text:style-name="P91">親方さん。１７５ぐらい。ガタイがでかい。</text:p>
              </text:list-item>
              <text:list-item>
                <text:p text:style-name="P91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1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1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1746325242208129152" text:style-name="L73">
              <text:list-item>
                <text:p text:style-name="P92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2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3740119667131277748" text:style-name="L74">
              <text:list-item>
                <text:p text:style-name="P93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1111978856495283379" text:style-name="L75">
              <text:list-item>
                <text:p text:style-name="P94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233948304000453874" text:style-name="L76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3281390369821336069" text:style-name="L77">
              <text:list-item>
                <text:p text:style-name="P96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8113968625013124575" text:style-name="L78">
              <text:list-item>
                <text:p text:style-name="P97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8093889162153968183" text:style-name="L79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151626489185717609" text:style-name="L80">
              <text:list-item>
                <text:p text:style-name="P99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8589430513666445724" text:style-name="L81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8040662994544060516" text:style-name="L82">
              <text:list-item>
                <text:p text:style-name="P101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1489082817189844385" text:style-name="L83">
              <text:list-item>
                <text:p text:style-name="P102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7791670076213117649" text:style-name="L84">
              <text:list-item>
                <text:p text:style-name="P103">上記のとおり、扶桑のうりざねの人に、朝、経路を教えてもらった。</text:p>
                <text:list>
                  <text:list-item>
                    <text:p text:style-name="P103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3">テンガイさんか、５時になった頃、打設現場に来てくれる。残業は、ご自分がされる、とのこと。お礼を伝える。</text:p>
                <text:list>
                  <text:list-item>
                    <text:p text:style-name="P103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1285251973467595969" text:style-name="L85">
              <text:list-item>
                <text:p text:style-name="P104">「貢石」（こうせき）。３人。１人はベトナム人。</text:p>
              </text:list-item>
              <text:list-item>
                <text:p text:style-name="P104">日本人の人：２人。一人は、１７５ぐらい。痩せ身。顔の輪郭は、細長。</text:p>
              </text:list-item>
              <text:list-item>
                <text:p text:style-name="P104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8572065560637647691" text:style-name="L86">
              <text:list-item>
                <text:p text:style-name="P105">松原組の人たち。前回、バイブを担当していた一人。親方さんではなく。顔の肌が浅黒い人。</text:p>
                <text:list>
                  <text:list-item>
                    <text:p text:style-name="P105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5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5719332233886207844" text:style-name="L87">
              <text:list-item>
                <text:p text:style-name="P106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6591195154091028510" text:style-name="L88">
              <text:list-item>
                <text:p text:style-name="P107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2837317095756355637" text:style-name="L89">
              <text:list-item>
                <text:p text:style-name="P108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1045216326455719555" text:style-name="L90">
              <text:list-item>
                <text:p text:style-name="P109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6532754027620745812" text:style-name="L91">
              <text:list-item>
                <text:p text:style-name="P110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8301374965558473666" text:style-name="L92">
              <text:list-item>
                <text:p text:style-name="P111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505363420280847455" text:style-name="L93">
              <text:list-item>
                <text:p text:style-name="P11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3058966493038627933" text:style-name="L94">
              <text:list-item>
                <text:p text:style-name="P113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3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3402003805088410974" text:style-name="L95">
              <text:list-item>
                <text:p text:style-name="P114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2082245058344790074" text:style-name="L96">
              <text:list-item>
                <text:p text:style-name="P11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5093305079185608012" text:style-name="L97">
              <text:list-item>
                <text:p text:style-name="P116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5440057071908539767" text:style-name="L98">
              <text:list-item>
                <text:p text:style-name="P117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3285936568959720979" text:style-name="L99">
              <text:list-item>
                <text:p text:style-name="P118">那須産業。２人。一人は、３０半ば、若く見える。１７５ぐらい。顔が、色白い。</text:p>
              </text:list-item>
              <text:list-item>
                <text:p text:style-name="P118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8912129077130457494" text:style-name="L100">
              <text:list-item>
                <text:p text:style-name="P119">今西建設。バイブの人、一人は、ベトナムの人。若い。後半、サングラスを着ける。</text:p>
              </text:list-item>
              <text:list-item>
                <text:p text:style-name="P119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6728058497113420599" text:style-name="L101">
              <text:list-item>
                <text:p text:style-name="P120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6789292008593760265" text:style-name="L102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8009531568677419294" text:style-name="L103">
              <text:list-item>
                <text:p text:style-name="P122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7131239285105944179" text:style-name="L104">
              <text:list-item>
                <text:p text:style-name="P123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4464608258277709405" text:style-name="L105">
              <text:list-item>
                <text:p text:style-name="P124">打設現場を担当した人。４０半ばか。メガネあり。１７０弱か。いくぶん、太め。</text:p>
              </text:list-item>
              <text:list-item>
                <text:p text:style-name="P124">所長さんか、朝礼時、打設の周知会を主宰。「いいコンクリを打ちましょう」</text:p>
              </text:list-item>
              <text:list-item>
                <text:p text:style-name="P124">３人目の人。６０半ばか。清水で働いていたとのこと。</text:p>
                <text:list>
                  <text:list-item>
                    <text:p text:style-name="P124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5239388726190250924" text:style-name="L106">
              <text:list-item>
                <text:p text:style-name="P125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2510202969065027921" text:style-name="L107">
              <text:list-item>
                <text:p text:style-name="P126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4331630745810005421" text:style-name="L108">
              <text:list-item>
                <text:p text:style-name="P127">３階、立ち上がり。</text:p>
              </text:list-item>
              <text:list-item>
                <text:p text:style-name="P127">まず、柱だったか。１本か２本。</text:p>
              </text:list-item>
              <text:list-item>
                <text:p text:style-name="P127">次に、階段。踊り場まで。それから、柱など、だったか。</text:p>
              </text:list-item>
              <text:list-item>
                <text:p text:style-name="P127">通りに面した側の手すり。最後。スラブを全て上げてから。コンクリのホースは、タワーから吊り下げる。</text:p>
              </text:list-item>
              <text:list-item>
                <text:p text:style-name="P127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2891906069299861955" text:style-name="L109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1376127442177944535" text:style-name="L110">
              <text:list-item>
                <text:p text:style-name="P129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63920615755197331" text:style-name="L111">
              <text:list-item>
                <text:p text:style-name="P130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3660927137666670728" text:style-name="L112">
              <text:list-item>
                <text:p text:style-name="P131">上記のとおり、朝、金子工業所の担当の人、新規の用紙を、用意してくれた。</text:p>
              </text:list-item>
              <text:list-item>
                <text:p text:style-name="P131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3248241098683128022" text:style-name="L113">
              <text:list-item>
                <text:p text:style-name="P132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1338992538851631818" text:style-name="L114">
              <text:list-item>
                <text:p text:style-name="P133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3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2969484962910320934" text:style-name="L115">
              <text:list-item>
                <text:p text:style-name="P134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6034807478178151640" text:style-name="L116">
              <text:list-item>
                <text:p text:style-name="P135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6420116080250601601" text:style-name="L117">
              <text:list-item>
                <text:p text:style-name="P136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1976900205708565032" text:style-name="L118">
              <text:list-item>
                <text:p text:style-name="P137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2039210605093154952" text:style-name="L119">
              <text:list-item>
                <text:p text:style-name="P138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4763590351435400544" text:style-name="L120">
              <text:list-item>
                <text:p text:style-name="P139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2149555178166301124" text:style-name="L121">
              <text:list-item>
                <text:p text:style-name="P140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7708373067151818794" text:style-name="L122">
              <text:list-item>
                <text:p text:style-name="P141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1193262528534734677" text:style-name="L123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2139969967924689330" text:style-name="L124">
              <text:list-item>
                <text:p text:style-name="P143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2206343566152160573" text:style-name="L125">
              <text:list-item>
                <text:p text:style-name="P144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9158797204973873264" text:style-name="L126">
              <text:list-item>
                <text:p text:style-name="P145">終了後、森さんに連絡。詰所に来てくれる。</text:p>
              </text:list-item>
              <text:list-item>
                <text:p text:style-name="P145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7178212423033833738" text:style-name="L127">
              <text:list-item>
                <text:p text:style-name="P146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6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4337442380788026373" text:style-name="L128">
              <text:list-item>
                <text:p text:style-name="P147">９時過ぎか</text:p>
              </text:list-item>
              <text:list-item>
                <text:p text:style-name="P147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8592405400746731307" text:style-name="L129">
              <text:list-item>
                <text:p text:style-name="P148">西湘工業。３人。午後からだったか、４人。</text:p>
              </text:list-item>
              <text:list-item>
                <text:p text:style-name="P148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8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9046837755893862123" text:style-name="L130">
              <text:list-item>
                <text:p text:style-name="P149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3434445800556589624" text:style-name="L131">
              <text:list-item>
                <text:p text:style-name="P150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4954472044288925351" text:style-name="L132">
              <text:list-item>
                <text:p text:style-name="P151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6734977799646990034" text:style-name="L133">
              <text:list-item>
                <text:p text:style-name="P152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7184549543295413755" text:style-name="L134">
              <text:list-item>
                <text:p text:style-name="P153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6376897803903357291" text:style-name="L135">
              <text:list-item>
                <text:p text:style-name="P154">３人。</text:p>
              </text:list-item>
              <text:list-item>
                <text:p text:style-name="P154"><text:soft-page-break/>所長さん。（P1)</text:p>
              </text:list-item>
              <text:list-item>
                <text:p text:style-name="P154">４０ぐらいの人。体は痩せている。鼻の形、鉤鼻。立ち上がりの区画に入って、打設の完遂を確認する役。（P２）</text:p>
              </text:list-item>
              <text:list-item>
                <text:p text:style-name="P154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8311529277436791099" text:style-name="L136">
              <text:list-item>
                <text:p text:style-name="P155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5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5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3926894218690401281" text:style-name="L137">
              <text:list-item>
                <text:p text:style-name="P156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1940087515745113367" text:style-name="L138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4572677014395000841" text:style-name="L139">
              <text:list-item>
                <text:p text:style-name="P158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6291719495391131341" text:style-name="L140">
              <text:list-item>
                <text:p text:style-name="P159">富士山が見える。大きい。</text:p>
              </text:list-item>
              <text:list-item>
                <text:p text:style-name="P159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5642509815948268291" text:style-name="L141">
              <text:list-item>
                <text:p text:style-name="P160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6278336813464514196" text:style-name="L142">
              <text:list-item>
                <text:p text:style-name="P161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5172325054902737204" text:style-name="L143">
              <text:list-item>
                <text:p text:style-name="P162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3585938154916366388" text:style-name="L144">
              <text:list-item>
                <text:p text:style-name="P163">開始　９時半過ぎ？</text:p>
              </text:list-item>
              <text:list-item>
                <text:p text:style-name="P163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6559664477903505805" text:style-name="L145">
              <text:list-item>
                <text:p text:style-name="P164">SHIMAZU</text:p>
              </text:list-item>
              <text:list-item>
                <text:p text:style-name="P164">３人。ホース担当は、口ひげあり。表情は硬い。５０前後か。皆、日本人。</text:p>
              </text:list-item>
              <text:list-item>
                <text:p text:style-name="P164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4366365234446879119" text:style-name="L146">
              <text:list-item>
                <text:p text:style-name="P165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8906050461929394593" text:style-name="L147">
              <text:list-item>
                <text:p text:style-name="P166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5852116076670772216" text:style-name="L148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5308340699907643493" text:style-name="L149">
              <text:list-item>
                <text:p text:style-name="P168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2235556360162736059" text:style-name="L150">
              <text:list-item>
                <text:p text:style-name="P169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6337709635261485503" text:style-name="L151">
              <text:list-item>
                <text:p text:style-name="P170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8555985363706219706" text:style-name="L152">
              <text:list-item>
                <text:p text:style-name="P171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1851689069454864389" text:style-name="L153">
              <text:list-item>
                <text:p text:style-name="P172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7871182464031694949" text:style-name="L154">
              <text:list-item>
                <text:p text:style-name="P173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3585187612001924758" text:style-name="L155">
              <text:list-item>
                <text:p text:style-name="P174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3033357251783788766" text:style-name="L156">
              <text:list-item>
                <text:p text:style-name="P175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7009326849765133852" text:style-name="L157">
              <text:list-item>
                <text:p text:style-name="P17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6769615738056974962" text:style-name="L158">
              <text:list-item>
                <text:p text:style-name="P177">中根氏。日報のサイン、引き受けてもらった。</text:p>
              </text:list-item>
              <text:list-item>
                <text:p text:style-name="P177">電気担当の人。秋山さん。朝礼の後、設備の人に、引き合わせてくれた。</text:p>
                <text:list>
                  <text:list-item>
                    <text:p text:style-name="P177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7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7292782442112794182" text:style-name="L159">
              <text:list-item>
                <text:p text:style-name="P178">ロングスパンの、扉の開閉時。格子の間に指を挟む危険、変わりなくあり。</text:p>
              </text:list-item>
              <text:list-item>
                <text:p text:style-name="P178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2365040163712668008" text:style-name="L160">
              <text:list-item>
                <text:p text:style-name="P179">開始　：　９時半ぐらい</text:p>
              </text:list-item>
              <text:list-item>
                <text:p text:style-name="P179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8305753242111168944" text:style-name="L161">
              <text:list-item>
                <text:p text:style-name="P180">洋輔圧送</text:p>
              </text:list-item>
              <text:list-item>
                <text:p text:style-name="P180">３人。共に、４０前半か。</text:p>
              </text:list-item>
              <text:list-item>
                <text:p text:style-name="P180"><text:soft-page-break/>ホース口担当の人。髪の毛が、縮れている。</text:p>
              </text:list-item>
              <text:list-item>
                <text:p text:style-name="P180">ホースの引き回し担当の人。丸顔。よく笑顔になる。目尻に、シワが４・５本浮き出る、笑うとき。</text:p>
              </text:list-item>
              <text:list-item>
                <text:p text:style-name="P180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1212177099418666718" text:style-name="L162">
              <text:list-item>
                <text:p text:style-name="P181">石渡工務店</text:p>
              </text:list-item>
              <text:list-item>
                <text:p text:style-name="P181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9049031011755704554" text:style-name="L163">
              <text:list-item>
                <text:p text:style-name="P182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157137164291886779" text:style-name="L164">
              <text:list-item>
                <text:p text:style-name="P183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4981970590552150998" text:style-name="L165">
              <text:list-item>
                <text:p text:style-name="P184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8425828239431438382" text:style-name="L166">
              <text:list-item>
                <text:p text:style-name="P185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769130014773497343" text:style-name="L167">
              <text:list-item>
                <text:p text:style-name="P186">１人。年配の人。６０半ばか。</text:p>
              </text:list-item>
              <text:list-item>
                <text:p text:style-name="P186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5298913176811320235" text:style-name="L168">
              <text:list-item>
                <text:p text:style-name="P187">佐藤工業、あいはら様。電話の応対、丁寧にしてくださる。</text:p>
              </text:list-item>
              <text:list-item>
                <text:p text:style-name="P187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9032562917705077273" text:style-name="L169">
              <text:list-item>
                <text:p text:style-name="P18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6679721643365694415" text:style-name="L170">
              <text:list-item>
                <text:p text:style-name="P189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1930297626122182768" text:style-name="L171">
              <text:list-item>
                <text:p text:style-name="P190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7582285549407199461" text:style-name="L172">
              <text:list-item>
                <text:p text:style-name="P191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6955332614276756862" text:style-name="L173">
              <text:list-item>
                <text:p text:style-name="P19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1852935715309316944" text:style-name="L174">
              <text:list-item>
                <text:p text:style-name="P193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1922339300985412702" text:style-name="L175">
              <text:list-item>
                <text:p text:style-name="P194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2829663580978895534" text:style-name="L176">
              <text:list-item>
                <text:p text:style-name="P195">開始　９時？</text:p>
              </text:list-item>
              <text:list-item>
                <text:p text:style-name="P195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505144416505343316" text:style-name="L177">
              <text:list-item>
                <text:p text:style-name="P196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3465520061117284047" text:style-name="L178">
              <text:list-item>
                <text:p text:style-name="P197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2353367511024224038" text:style-name="L179">
              <text:list-item>
                <text:p text:style-name="P198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1233878909662709853" text:style-name="L180">
              <text:list-item>
                <text:p text:style-name="P199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8704837935158429764" text:style-name="L181">
              <text:list-item>
                <text:p text:style-name="P200">ガタイのいい人、またいる。表情は、健康そう。マスクはしていない。</text:p>
              </text:list-item>
              <text:list-item>
                <text:p text:style-name="P200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277375666750346723" text:style-name="L182">
              <text:list-item>
                <text:p text:style-name="P201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1707487901087300562" text:style-name="L183">
              <text:list-item>
                <text:p text:style-name="P202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8040768346098521011" text:style-name="L184">
              <text:list-item>
                <text:p text:style-name="P203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848069676457964791" text:style-name="L185">
              <text:list-item>
                <text:p text:style-name="P204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1930790914213615513" text:style-name="L186">
              <text:list-item>
                <text:p text:style-name="P20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3422690795716782767" text:style-name="L187">
              <text:list-item>
                <text:p text:style-name="P206">長畑さんに、サインしてもらう</text:p>
              </text:list-item>
              <text:list-item>
                <text:p text:style-name="P206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4686596964326164827" text:style-name="L188">
              <text:list-item>
                <text:p text:style-name="P207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708238465941042321" text:style-name="L189">
              <text:list-item>
                <text:p text:style-name="P208">開始：９時半ぐらい</text:p>
              </text:list-item>
              <text:list-item>
                <text:p text:style-name="P208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5187190588759662144" text:style-name="L190">
              <text:list-item>
                <text:p text:style-name="P209">３人。一人は、ベトナムの人か。１６５ぐらい。こぶとり。顔の輪郭は、まるっこい。表情は、いかつい。浅黒の肌。</text:p>
              </text:list-item>
              <text:list-item>
                <text:p text:style-name="P209">もう一人、ホース口、そして引き回しも担当の人。日本人。小柄。６５ぐらいか。顔にシワ。身のこなしは、軽い。</text:p>
              </text:list-item>
              <text:list-item>
                <text:p text:style-name="P209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9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5391406263929835335" text:style-name="L191">
              <text:list-item>
                <text:p text:style-name="P210">以前に会ったことのある人たち。</text:p>
              </text:list-item>
              <text:list-item>
                <text:p text:style-name="P210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9016197040051696799" text:style-name="L192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6678177834052547195" text:style-name="L193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1973536928921679355" text:style-name="L194">
              <text:list-item>
                <text:p text:style-name="P213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7370577498871637921" text:style-name="L195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5997153710829160146" text:style-name="L196">
              <text:list-item>
                <text:p text:style-name="P215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6582102206955574380" text:style-name="L197">
              <text:list-item>
                <text:p text:style-name="P216">サインをもらったのは、ホクシンの、ある一人の方。１６５ぐらい。顔つきに、脳発達の、非標準さを感じる。</text:p>
                <text:list>
                  <text:list-item>
                    <text:p text:style-name="P216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7817733664531022838" text:style-name="L198">
              <text:list-item>
                <text:p text:style-name="P21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8762458749918541680" text:style-name="L199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2568580687628072580" text:style-name="L200">
              <text:list-item>
                <text:p text:style-name="P219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3069652614828878764" text:style-name="L201">
              <text:list-item>
                <text:p text:style-name="P22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4034910953014271240" text:style-name="L202">
              <text:list-item>
                <text:p text:style-name="P221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1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1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4825610977324990868" text:style-name="L203">
              <text:list-item>
                <text:p text:style-name="P222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8819709415784361574" text:style-name="L204">
              <text:list-item>
                <text:p text:style-name="P223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5144396060870373803" text:style-name="L205">
              <text:list-item>
                <text:p text:style-name="P224">開始　=&gt;　９：１５？</text:p>
              </text:list-item>
              <text:list-item>
                <text:p text:style-name="P224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6128216213883840546" text:style-name="L206">
              <text:list-item>
                <text:p text:style-name="P225">“Fujita”</text:p>
              </text:list-item>
              <text:list-item>
                <text:p text:style-name="P225">もう一つのチームの、ホース担当の人。ベトナム人か。若い。見ると、いつも笑顔を見せている。</text:p>
              </text:list-item>
              <text:list-item>
                <text:p text:style-name="P225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2039293110424108628" text:style-name="L207">
              <text:list-item>
                <text:p text:style-name="P226">バイブ担当。２人とも、日本時。</text:p>
              </text:list-item>
              <text:list-item>
                <text:p text:style-name="P226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7592733808561343208" text:style-name="L208">
              <text:list-item>
                <text:p text:style-name="P227">日本人。若い人。目元まで、マスクで覆っている。</text:p>
                <text:list>
                  <text:list-item>
                    <text:p text:style-name="P227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4378007719105070182" text:style-name="L209">
              <text:list-item>
                <text:p text:style-name="P228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4883532173182096417" text:style-name="L210">
              <text:list-item>
                <text:p text:style-name="P229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4034466347675283041" text:style-name="L211">
              <text:list-item>
                <text:p text:style-name="P230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4235698841066145248" text:style-name="L212">
              <text:list-item>
                <text:p text:style-name="P231">２人。一人は、若い人。３０前半ぐらいか。結婚指輪が、真新しいものに見える。</text:p>
              </text:list-item>
              <text:list-item>
                <text:p text:style-name="P231">朝礼時の、周知会。発する声が、真が太い。と感じる。言いよどんだり、聞き取りにくい発声、ではない。</text:p>
              </text:list-item>
              <text:list-item>
                <text:p text:style-name="P231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24805741305033107" text:style-name="L213">
              <text:list-item>
                <text:p text:style-name="P232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8393183904717758454" text:style-name="L214">
              <text:list-item>
                <text:p text:style-name="P233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4259973280874653202" text:style-name="L215">
              <text:list-item>
                <text:p text:style-name="P234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1454051723416373501" text:style-name="L216">
              <text:list-item>
                <text:p text:style-name="P235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4088832241958009934" text:style-name="L217">
              <text:list-item>
                <text:p text:style-name="P236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4369941166006584972" text:style-name="L218">
              <text:list-item>
                <text:p text:style-name="P23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8089807528080700590" text:style-name="L219">
              <text:list-item>
                <text:p text:style-name="P238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3348182549700266633" text:style-name="L220">
              <text:list-item>
                <text:p text:style-name="P239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57</dc:date><text:p text:style-name="P396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3728879250206404470" text:style-name="L221">
              <text:list-item>
                <text:p text:style-name="P240">開始 <text:s/>9:30 경</text:p>
              </text:list-item>
              <text:list-item>
                <text:p text:style-name="P240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6555608734613632932" text:style-name="L222">
              <text:list-item>
                <text:p text:style-name="P241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3516358148728658016" text:style-name="L223">
              <text:list-item>
                <text:p text:style-name="P242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5653077138720536130" text:style-name="L224">
              <text:list-item>
                <text:p text:style-name="P243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4732155184955755460" text:style-name="L225">
              <text:list-item>
                <text:p text:style-name="P244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7677600456295529367" text:style-name="L226">
              <text:list-item>
                <text:p text:style-name="P245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5443231283143617086" text:style-name="L227">
              <text:list-item>
                <text:p text:style-name="P246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6835874438334522650" text:style-name="L228">
              <text:list-item>
                <text:p text:style-name="P247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1171601717287491144" text:style-name="L229">
              <text:list-item>
                <text:p text:style-name="P248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6993324144285453472" text:style-name="L230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3218097219640052473" text:style-name="L231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2767119075302648700" text:style-name="L232">
              <text:list-item>
                <text:p text:style-name="P251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8480063027246245941" text:style-name="L233">
              <text:list-item>
                <text:p text:style-name="P252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262685637359857918" text:style-name="L234">
              <text:list-item>
                <text:p text:style-name="P253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3">이 조치에 의해 타설「打設의 진행「進行이 늦였다「遅れた.</text:p>
                  </text:list-item>
                  <text:list-item>
                    <text:p text:style-name="P253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8253233345661989417" text:style-name="L235">
              <text:list-item>
                <text:p text:style-name="P254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1736950831542144297" text:style-name="L236">
              <text:list-item>
                <text:p text:style-name="P255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1562943264548276306" text:style-name="L237">
              <text:list-item>
                <text:p text:style-name="P256">開始　：　９時半すぎだったか</text:p>
              </text:list-item>
              <text:list-item>
                <text:p text:style-name="P256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4593554532790036331" text:style-name="L238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1654872353755433596" text:style-name="L239">
              <text:list-item>
                <text:p text:style-name="P258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6268472049061187646" text:style-name="L240">
              <text:list-item>
                <text:p text:style-name="P259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79229707820451335" text:style-name="L241">
              <text:list-item>
                <text:p text:style-name="P260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4658281687615631262" text:style-name="L242">
              <text:list-item>
                <text:p text:style-name="P261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6083577618205264342" text:style-name="L243">
              <text:list-item>
                <text:p text:style-name="P262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6314239769026734151" text:style-name="L244">
              <text:list-item>
                <text:p text:style-name="P263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1568487640120733438" text:style-name="L245">
              <text:list-item>
                <text:p text:style-name="P264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4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1475455732154528461" text:style-name="L246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77266744835761935" text:style-name="L247">
              <text:list-item>
                <text:p text:style-name="P266">階段。次に、壁。</text:p>
              </text:list-item>
              <text:list-item>
                <text:p text:style-name="P266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7064424534939251966" text:style-name="L248">
              <text:list-item>
                <text:p text:style-name="P267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7350614170979962982" text:style-name="L249">
              <text:list-item>
                <text:p text:style-name="P268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799986713124093999" text:style-name="L250">
              <text:list-item>
                <text:p text:style-name="P269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9">２台目、自分が入ったグループ。８トン車（だったか）。大きい。</text:p>
              </text:list-item>
              <text:list-item>
                <text:p text:style-name="P269">待ち　=&gt;　あり。最後は、２０分の待ちだったか。土工の親方さん、「もういいよ」と、言ってくれる。</text:p>
              </text:list-item>
              <text:list-item>
                <text:p text:style-name="P269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9037587987427073916" text:style-name="L251">
              <text:list-item>
                <text:p text:style-name="P270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2513199721388789775" text:style-name="L252">
              <text:list-item>
                <text:p text:style-name="P271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7456208" text:continue-list="list3585938154916366388" text:style-name="L144">
              <text:list-item>
                <text:p text:style-name="P163">開始</text:p>
              </text:list-item>
              <text:list-item>
                <text:p text:style-name="P163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4081072848521595497" text:style-name="L253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6434772944941265929" text:style-name="L254">
              <text:list-item>
                <text:p text:style-name="P273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7393782459287065848" text:style-name="L255">
              <text:list-item>
                <text:p text:style-name="P274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4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4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7156335063599461534" text:style-name="L256">
              <text:list-item>
                <text:p text:style-name="P275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1626553223301058813" text:style-name="L257">
              <text:list-item>
                <text:p text:style-name="P276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6548444534902738845" text:style-name="L258">
              <text:list-item>
                <text:p text:style-name="P277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829711110734332948" text:style-name="L259">
              <text:list-item>
                <text:p text:style-name="P278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54796801551868931" text:style-name="L260">
              <text:list-item>
                <text:p text:style-name="P279">どちらの日も、菅野さん</text:p>
              </text:list-item>
              <text:list-item>
                <text:p text:style-name="P279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9">もう一人は、始めて見るか。同じく、若い人。３０半ばか。１７０少し</text:p>
                  </text:list-item>
                  <text:list-item>
                    <text:p text:style-name="P279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2317053355428886468" text:style-name="L261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6266156029330395140" text:style-name="L262">
              <text:list-item>
                <text:p text:style-name="P281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2880508828349495772" text:style-name="L263">
              <text:list-item>
                <text:p text:style-name="P282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8129870888246401142" text:style-name="L264">
              <text:list-item>
                <text:p text:style-name="P283">開始　：　９：１０頃？</text:p>
              </text:list-item>
              <text:list-item>
                <text:p text:style-name="P283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1832763100463373783" text:style-name="L265">
              <text:list-item>
                <text:p text:style-name="P284">池田総業</text:p>
              </text:list-item>
              <text:list-item>
                <text:p text:style-name="P284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5309341773873041721" text:style-name="L266">
              <text:list-item>
                <text:p text:style-name="P285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3889662291934542033" text:style-name="L267">
              <text:list-item>
                <text:p text:style-name="P286">東和から。北千住営業所、田辺さん。北千住の近くに在住。この現場へは、バスを利用。１回乗り換えか。</text:p>
              </text:list-item>
              <text:list-item>
                <text:p text:style-name="P286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4957612587304799324" text:style-name="L268">
              <text:list-item>
                <text:p text:style-name="P287">２人。一人は、６０後半か。小柄。シワ有り。</text:p>
              </text:list-item>
              <text:list-item>
                <text:p text:style-name="P287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274107238515126484" text:style-name="L269">
              <text:list-item>
                <text:p text:style-name="P288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6927229845359586631" text:style-name="L270">
              <text:list-item>
                <text:p text:style-name="P289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2674447662522842767" text:style-name="L271">
              <text:list-item>
                <text:p text:style-name="P290">２人。所長さんは、小柄。言葉に、九州の訛り。６０半ばか。謹厳な物腰。</text:p>
              </text:list-item>
              <text:list-item>
                <text:p text:style-name="P290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4368090701926544126" text:style-name="L272">
              <text:list-item>
                <text:p text:style-name="P291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6659379804260309503" text:style-name="L273">
              <text:list-item>
                <text:p text:style-name="P292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1799385612798308414" text:style-name="L274">
              <text:list-item>
                <text:p text:style-name="P293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7668314582364585493" text:style-name="L275">
              <text:list-item>
                <text:p text:style-name="P294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7637413214580727248" text:style-name="L276">
              <text:list-item>
                <text:p text:style-name="P295">開始　：　９：１５ぐらい</text:p>
              </text:list-item>
              <text:list-item>
                <text:p text:style-name="P295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1915580144854441666" text:style-name="L277">
              <text:list-item>
                <text:p text:style-name="P296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3189689566762401293" text:style-name="L278">
              <text:list-item>
                <text:p text:style-name="P297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1150476572368094976" text:style-name="L279">
              <text:list-item>
                <text:p text:style-name="P298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6949229243852527456" text:style-name="L280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8260214887549304614" text:style-name="L281">
              <text:list-item>
                <text:p text:style-name="P300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4927568823740483268" text:style-name="L282">
              <text:list-item>
                <text:p text:style-name="P301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5456709536798210314" text:style-name="L283">
              <text:list-item>
                <text:p text:style-name="P302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617744733710837719" text:style-name="L284">
              <text:list-item>
                <text:p text:style-name="P303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1411282241954548730" text:style-name="L285">
              <text:list-item>
                <text:p text:style-name="P304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1473833573491768258" text:style-name="L286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1941302274623699958" text:style-name="L287">
              <text:list-item>
                <text:p text:style-name="P306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6673319740163144771" text:style-name="L288">
              <text:list-item>
                <text:p text:style-name="P307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4276053542888485713" text:style-name="L289">
              <text:list-item>
                <text:p text:style-name="P30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7113478988013317042" text:style-name="L290">
              <text:list-item>
                <text:p text:style-name="P309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6007698480908364495" text:style-name="L291">
              <text:list-item>
                <text:p text:style-name="P310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8518919981845204606" text:style-name="L292">
              <text:list-item>
                <text:p text:style-name="P311">開始　：　９：３０過ぎ</text:p>
              </text:list-item>
              <text:list-item>
                <text:p text:style-name="P311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7111823891625354909" text:style-name="L293">
              <text:list-item>
                <text:p text:style-name="P312">東方工業（？）　=&gt;　「東」が入っていた。</text:p>
              </text:list-item>
              <text:list-item>
                <text:p text:style-name="P312">親方さんらしき人。小柄。前々回にいたか。南方系の顔立ち。肌は浅黒。唇は、下受け。</text:p>
              </text:list-item>
              <text:list-item>
                <text:p text:style-name="P312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3809487908955589290" text:style-name="L294">
              <text:list-item>
                <text:p text:style-name="P313">石渡建設</text:p>
              </text:list-item>
              <text:list-item>
                <text:p text:style-name="P313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2762322975908517463" text:style-name="L295">
              <text:list-item>
                <text:p text:style-name="P314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8180746306684207545" text:style-name="L296">
              <text:list-item>
                <text:p text:style-name="P315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5756826606711606678" text:style-name="L297">
              <text:list-item>
                <text:p text:style-name="P316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3798727300111758117" text:style-name="L298">
              <text:list-item>
                <text:p text:style-name="P317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8787643712678750270" text:style-name="L299">
              <text:list-item>
                <text:p text:style-name="P318">若い人。結婚指輪をはめている。目がクリッとした人。前回も。</text:p>
              </text:list-item>
              <text:list-item>
                <text:p text:style-name="P318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3081494489928614222" text:style-name="L300">
              <text:list-item>
                <text:p text:style-name="P319">ホクシン。カンノさん。現場で作業。</text:p>
              </text:list-item>
              <text:list-item>
                <text:p text:style-name="P319">他に、「ガス屋さん」が来ていたか。ホクシンからは、カンノさん一人。</text:p>
              </text:list-item>
              <text:list-item>
                <text:p text:style-name="P319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4123960766588788919" text:style-name="L301">
              <text:list-item>
                <text:p text:style-name="P320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8418983139346255896" text:style-name="L302">
              <text:list-item>
                <text:p text:style-name="P321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2700687353435467551" text:style-name="L303">
              <text:list-item>
                <text:p text:style-name="P322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8515231426031542181" text:style-name="L304">
              <text:list-item>
                <text:p text:style-name="P323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1348658015146858768" text:style-name="L305">
              <text:list-item>
                <text:p text:style-name="P324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4260367717503462616" text:style-name="L306">
              <text:list-item>
                <text:p text:style-name="P325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5388636401849004350" text:style-name="L307">
              <text:list-item>
                <text:p text:style-name="P326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3646261700847488561" text:style-name="L308">
              <text:list-item>
                <text:p text:style-name="P327">開始　：　９：３０頃</text:p>
              </text:list-item>
              <text:list-item>
                <text:p text:style-name="P327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2179390474890256988" text:style-name="L309">
              <text:list-item>
                <text:p text:style-name="P328">２人。一人は、ベトナム。</text:p>
              </text:list-item>
              <text:list-item>
                <text:p text:style-name="P328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926218872004901876" text:style-name="L310">
              <text:list-item>
                <text:p text:style-name="P329">バイブ担当、２人。共に、日本人。５０半ばか。ベテラン風。１７０弱。</text:p>
              </text:list-item>
              <text:list-item>
                <text:p text:style-name="P329">一人、赤ら顔の人。２回、バイブを引っ掛けてしまう。ともに、エレベータ周りで。</text:p>
              </text:list-item>
              <text:list-item>
                <text:p text:style-name="P329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5734085011435733523" text:style-name="L311">
              <text:list-item>
                <text:p text:style-name="P330">本職の人、ではない人か。ペットを何本か、レジ袋に入れている。</text:p>
              </text:list-item>
              <text:list-item>
                <text:p text:style-name="P330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3417054343868827994" text:style-name="L312">
              <text:list-item>
                <text:p text:style-name="P331">年配の人。１６５ぐらい。小柄。</text:p>
              </text:list-item>
              <text:list-item>
                <text:p text:style-name="P331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3357860529047845817" text:style-name="L313">
              <text:list-item>
                <text:p text:style-name="P332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1035264791803576083" text:style-name="L314">
              <text:list-item>
                <text:p text:style-name="P333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7243108171693804042" text:style-name="L315">
              <text:list-item>
                <text:p text:style-name="P334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2584075891831303388" text:style-name="L316">
              <text:list-item>
                <text:p text:style-name="P335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35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3456551091754618280" text:style-name="L317">
              <text:list-item>
                <text:p text:style-name="P33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8761491067738926421" text:style-name="L318">
              <text:list-item>
                <text:p text:style-name="P337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1014618757528057041" text:style-name="L319">
              <text:list-item>
                <text:p text:style-name="P338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3935516242543287412" text:style-name="L320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390220076844172883" text:style-name="L321">
              <text:list-item>
                <text:p text:style-name="P340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0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0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7433469223045731116" text:style-name="L322">
              <text:list-item>
                <text:p text:style-name="P341">携帯、探してもらった。その前に、若い人、応対をしてもらった。</text:p>
              </text:list-item>
              <text:list-item>
                <text:p text:style-name="P341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8485146840712025987" text:style-name="L323">
              <text:list-item>
                <text:p text:style-name="P342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5206495844565076252" text:style-name="L355">
              <text:list-item>
                <text:p text:style-name="P372">開始　：　９：４０ぐらい</text:p>
              </text:list-item>
              <text:list-item>
                <text:p text:style-name="P372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6498806704786211062" text:style-name="L324">
              <text:list-item>
                <text:p text:style-name="P343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43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1937066775033577608" text:style-name="L325">
              <text:list-item>
                <text:p text:style-name="P344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44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5394629037792210047" text:style-name="L326">
              <text:list-item>
                <text:p text:style-name="P345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7288662810316423685" text:style-name="L327">
              <text:list-item>
                <text:p text:style-name="P346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4280914883938926102" text:style-name="L328">
              <text:list-item>
                <text:p text:style-name="P347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1481377275462972160" text:style-name="L329">
              <text:list-item>
                <text:p text:style-name="P348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1253906664731240459" text:style-name="L330">
              <text:list-item>
                <text:p text:style-name="P349">２人。所長参加、５０前半ぐらいか。１７５少し。大柄。</text:p>
              </text:list-item>
              <text:list-item>
                <text:p text:style-name="P349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5282487108370084089" text:style-name="L331">
              <text:list-item>
                <text:p text:style-name="P350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1194804571349504043" text:style-name="L332">
              <text:list-item>
                <text:p text:style-name="P351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2124447375839648582" text:style-name="L333">
              <text:list-item>
                <text:p text:style-name="P352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2343575956720484418" text:style-name="L334">
              <text:list-item>
                <text:p text:style-name="P353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4381959736863574757" text:style-name="L335">
              <text:list-item>
                <text:p text:style-name="P354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3456154955708592129" text:style-name="L336">
              <text:list-item>
                <text:p text:style-name="P355">終盤、水を散布した。</text:p>
              </text:list-item>
              <text:list-item>
                <text:p text:style-name="P355">午前中に、１０時半すぎ、長い待ち。３０分。実際は、２０分少し。後半だったか、また、２０分ぐらいの待ち。</text:p>
              </text:list-item>
              <text:list-item>
                <text:p text:style-name="P355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8532594194133288135" text:style-name="L337">
              <text:list-item>
                <text:p text:style-name="P356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6902017263755758647" text:style-name="L338">
              <text:list-item>
                <text:p text:style-name="P357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>@@@</text:p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/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37461000" text:continue-list="list3646261700847488561" text:style-name="L308">
              <text:list-item>
                <text:p text:style-name="P327">開始</text:p>
              </text:list-item>
              <text:list-item>
                <text:p text:style-name="P327">詰所到着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629788379299819787" text:style-name="L356">
              <text:list-item>
                <text:p text:style-name="P373"/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土工さん</text:p>
          </table:table-cell>
          <table:table-cell table:style-name="表25.C2" office:value-type="string">
            <text:list xml:id="list9100298183356376772" text:style-name="L357">
              <text:list-item>
                <text:p text:style-name="P374"/>
              </text:list-item>
            </text:list>
          </table:table-cell>
        </table:table-row>
        <text:soft-page-break/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330883486407948272" text:style-name="L358">
              <text:list-item>
                <text:p text:style-name="P375"/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3125555585484506195" text:style-name="L359">
              <text:list-item>
                <text:p text:style-name="P376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4455892013023400617" text:style-name="L360">
              <text:list-item>
                <text:p text:style-name="P377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897308792286328404" text:style-name="L361">
              <text:list-item>
                <text:p text:style-name="P378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6851149985887608835" text:style-name="L362">
              <text:list-item>
                <text:p text:style-name="P379"/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4021337973968692074" text:style-name="L363">
              <text:list-item>
                <text:p text:style-name="P380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1376795281457631352" text:style-name="L364">
              <text:list-item>
                <text:p text:style-name="P381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7550558565882359659" text:style-name="L365">
              <text:list-item>
                <text:p text:style-name="P382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4653915300572325446" text:style-name="L366">
              <text:list-item>
                <text:p text:style-name="P383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2232552219998616535" text:style-name="L367">
              <text:list-item>
                <text:p text:style-name="P384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5560345157528413865" text:style-name="L368">
              <text:list-item>
                <text:p text:style-name="P385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925995904305261411" text:style-name="L369">
              <text:list-item>
                <text:p text:style-name="P386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6746161086109696507" text:style-name="L370">
              <text:list-item>
                <text:p text:style-name="P387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7"><text:soft-page-break/></text:p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7464604" text:continue-list="list37461000" text:style-name="L308">
              <text:list-item>
                <text:p text:style-name="P327">開始</text:p>
              </text:list-item>
              <text:list-item>
                <text:p text:style-name="P32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7475665" text:continue-list="list8592405400746731307" text:style-name="L129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7506910239089319248" text:style-name="L339">
              <text:list-item>
                <text:p text:style-name="P35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5935481539321185492" text:style-name="L340">
              <text:list-item>
                <text:p text:style-name="P359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3600820325322999906" text:style-name="L341">
              <text:list-item>
                <text:p text:style-name="P360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196977007852521128" text:style-name="L342">
              <text:list-item>
                <text:p text:style-name="P361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7788470938984463070" text:style-name="L343">
              <text:list-item>
                <text:p text:style-name="P36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1205574757048198287" text:style-name="L344">
              <text:list-item>
                <text:p text:style-name="P36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3086185485320727176" text:style-name="L345">
              <text:list-item>
                <text:p text:style-name="P36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4899757235269163878" text:style-name="L346">
              <text:list-item>
                <text:p text:style-name="P36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<text:soft-page-break/>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7338097562071217284" text:style-name="L347">
              <text:list-item>
                <text:p text:style-name="P366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2441699890651451540" text:style-name="L348">
              <text:list-item>
                <text:p text:style-name="P367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1611423591631985777" text:style-name="L349">
              <text:list-item>
                <text:p text:style-name="P36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7317834581549236669" text:style-name="L350">
              <text:list-item>
                <text:p text:style-name="P36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8318161349760039572" text:style-name="L351">
              <text:list-item>
                <text:p text:style-name="P370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3390850461589973968" text:style-name="L352">
              <text:list-item>
                <text:p text:style-name="P371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6228701478589438543" text:style-name="L353">
        <text:list-item>
          <text:p text:style-name="P390">start apps</text:p>
          <text:list>
            <text:list-item>
              <text:p text:style-name="P390">doc (this)</text:p>
            </text:list-item>
            <text:list-item>
              <text:p text:style-name="P390">folder : C:\WORKS_2\WS\WS_Others.miscs\misc_files</text:p>
            </text:list-item>
            <text:list-item>
              <text:p text:style-name="P390">web page</text:p>
              <text:list>
                <text:list-item>
                  <text:p text:style-name="P39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3665125651207352924" text:style-name="L354">
        <text:list-item>
          <text:p text:style-name="P388">close</text:p>
          <text:list>
            <text:list-item>
              <text:p text:style-name="P388">image file</text:p>
            </text:list-item>
            <text:list-item>
              <text:p text:style-name="P388">browser : 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88">folder : C:\WORKS_2\WS\WS_Others.miscs\misc_files</text:p>
            </text:list-item>
            <text:list-item>
              <text:p text:style-name="P388">this</text:p>
            </text:list-item>
          </text:list>
        </text:list-item>
        <text:list-item>
          <text:p text:style-name="P38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7461300" text:continue-numbering="true" text:style-name="L354">
        <text:list-item>
          <text:p text:style-name="P17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9-17T17:25:49.82</dc:date>
    <dc:creator>iwabuchi ken</dc:creator>
    <meta:editing-duration>PT21H25M10S</meta:editing-duration>
    <meta:editing-cycles>147</meta:editing-cycles>
    <meta:generator>OpenOffice/4.1.3$Win32 OpenOffice.org_project/413m1$Build-9783</meta:generator>
    <meta:document-statistic meta:table-count="26" meta:image-count="0" meta:object-count="0" meta:page-count="42" meta:paragraph-count="1386" meta:word-count="21749" meta:character-count="26045"/>
  </office:meta>
</office:document-meta>
</file>